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background-color="transparent">
        <style:background-image/>
      </style:paragraph-properties>
      <style:text-properties style:use-window-font-color="true" style:font-name="Arial" fo:background-color="transparent"/>
    </style:style>
    <style:style style:name="P2" style:family="paragraph" style:parent-style-name="Text_20_body" style:list-style-name="L1">
      <style:paragraph-properties fo:background-color="transparent">
        <style:background-image/>
      </style:paragraph-properties>
      <style:text-properties style:use-window-font-color="true" style:font-name="Arial" fo:background-color="transparent"/>
    </style:style>
    <style:style style:name="P3" style:family="paragraph" style:parent-style-name="Text_20_body">
      <style:paragraph-properties fo:background-color="transparent">
        <style:background-image/>
      </style:paragraph-properties>
      <style:text-properties style:use-window-font-color="true" style:font-name="Arial" fo:font-style="normal" fo:font-weight="normal" fo:background-color="transparent"/>
    </style:style>
    <style:style style:name="P4" style:family="paragraph" style:parent-style-name="Text_20_body" style:list-style-name="L1">
      <style:paragraph-properties fo:background-color="transparent">
        <style:background-image/>
      </style:paragraph-properties>
      <style:text-properties style:use-window-font-color="true" style:font-name="Arial" fo:font-style="normal" fo:font-weight="normal" fo:background-color="transparent"/>
    </style:style>
    <style:style style:name="T1" style:family="text">
      <style:text-properties fo:font-weight="bold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úvidas:</text:h>
      <text:list xml:id="list2006666666" text:style-name="L1">
        <text:list-item>
          <text:p text:style-name="P2">Há coisas que sabemos que podem vir a ser úteis ou não. Neste museu em especifico, a maior parte das vezes tende para o Não. Devemos decidir sozinhos ou perguntar à senhora?</text:p>
        </text:list-item>
        <text:list-item>
          <text:p text:style-name="P2">Precisamos de resolver o assunto das autoridades, esclarecer como vai ser. O prof <text:s/>Ramalho disse que tratava disso, convinha sabermos algo mais concreto.</text:p>
        </text:list-item>
        <text:list-item>
          <text:p text:style-name="P2">O historial de tratamento/conservação (não sei ate que ponto é que eles mantêm registo disto e se realmente o fazem com gravuras e fotos. a não ser que seja para monumentos, casas e etc, que existem la no web-site deles);</text:p>
          <text:p text:style-name="P2">- talvez campo de texto... não</text:p>
          <text:p text:style-name="P2">- acrescentar quem fez</text:p>
          <text:p text:style-name="P2">- inserir na base de dados</text:p>
        </text:list-item>
        <text:list-item>
          <text:p text:style-name="P2">IndexingCreators, no caso das gravuras, existe apenas uma referencia ao nome do autor/produtor, nunca se sabe se para o futuro poderão refinar essa info. Neste momento para o autor/produtor podemos guardar info acerca dos nomes, nacionalidades, datas vitais e papel que desempenhava (é necessário manter registo destes aspectos todos? maioria é core);</text:p>
        </text:list-item>
        <text:list-item>
          <text:p text:style-name="P2">Os autores devem estar previamente registados na base de dados e só depois é possível inserir a informação da obra em que o autor está relacionado?</text:p>
        </text:list-item>
        <text:list-item>
          <text:p text:style-name="P2">style que diz o período artístico/estilo do objecto (isto é ou não ? útil é claro que é... mas se não tivermos informação relativa a isto...);</text:p>
        </text:list-item>
        <text:list-item>
          <text:p text:style-name="P2">culture, indica a cultura, povo, nacionalidade de onde o objecto é originário (talvez se possa retirar, apesar de poder ser útil);</text:p>
          <text:p text:style-name="P2">- talvez não colocar</text:p>
        </text:list-item>
        <text:list-item>
          <text:p text:style-name="P2">creationPlaces, local da criação do objecto (isto não esta no cdwa lite, mas devemos ter decido pôr porque realmente faltava isso. mantém-se? as gravuras não tem essa info)</text:p>
          <text:p text:style-name="P2">- por</text:p>
        </text:list-item>
        <text:list-item>
          <text:p text:style-name="P2">Historial da exibição de um objeto. Pode vir a ser útil ou não... (já agora, só esta componente mexe com 9 tabelas, 2 delas são comuns a outros componentes)</text:p>
          <text:p text:style-name="P2">- pode ficar mas não tratar</text:p>
        </text:list-item>
        <text:list-item>
          <text:p text:style-name="P2">LocationsReps, nome localização geográfica do repositório onde o objecto está (opa esta é core)</text:p>
        </text:list-item>
        <text:list-item>
          <text:p text:style-name="P2">Inscriptions , são inscrições que podem estar gravadas fisicamente no objecto (não é assim tão importante, mas estava aqui a pensar que nas gravuras, por exemplo, se tiver algo escrito na gravura seria aqui que se devia colocar isso... outra complicada de decidir)</text:p>
        </text:list-item>
        <text:list-item>
          <text:p text:style-name="P2">RelatedWorks, obras relacionadas (mais uma vez não temos essa info, mas vai permitir inferir algumas coisas caso essa info exista. Quem sabe com ontologias popular isto...)</text:p>
        </text:list-item>
        <text:list-item>
          <text:p text:style-name="P2">RightsWork, direitos de autor (talvez tirar)</text:p>
        </text:list-item>
        <text:list-item>
          <text:p text:style-name="P2"><text:soft-page-break/>RecordInfo, não sei se é preciso, talvez tirasse</text:p>
        </text:list-item>
        <text:list-item>
          <text:p text:style-name="P2">As fotografias têm imagens associadas, por isso, para inserir essa informação na base de dados, será útil ter as imagens. Enviamos email à senhora a pedir essa informação?</text:p>
        </text:list-item>
        <text:list-item>
          <text:p text:style-name="P2"><text:span text:style-name="T2">as fotografias não terão coisas anotadas? Tem a legenda, que é algo como:<text:line-break/>Vagas de emigrantes portugueses passam pela estação de Hendaia, rumo a Paris. Muitos são aqueles que atravessam a pé os Pirenéus. Qui está uma avó exausta, com a sua filha e a sua neta – 1965. Mas isso também deve ficar na descrição, </text:span><text:span text:style-name="T2">não? se for legenda penso que seja aí...</text:span></text:p>
        </text:list-item>
        <text:list-item>
          <text:p text:style-name="P2"><text:span text:style-name="T2">Display Creation Date corresponde a que data mesmo?</text:span><text:span text:style-name="T2"> </text:span><text:span text:style-name="T2">por exemplo, nas fotografias aparece:</text:span><text:span text:style-name="T2"> </text:span><text:span text:style-name="T2">Datação: Impressa em 2009</text:span><text:span text:style-name="T2"> M</text:span><text:span text:style-name="T2">as na legenda às vezes aparece algo como:</text:span><text:span text:style-name="T2"> </text:span><text:span text:style-name="T2">Pastor com manto de palha – 1966</text:span><text:span text:style-name="T2"> </text:span><text:span text:style-name="T2">por isso, sabes dizer-me qual das datas é que deve ser para colocar ?</text:span></text:p>
        </text:list-item>
        <text:list-item>
          <text:p text:style-name="P2">"Impressa no “Almanaque Ilustrado” 1983:14" não<text:span text:style-name="T2"> sei onde por os números</text:span></text:p>
        </text:list-item>
        <text:list-item>
          <text:p text:style-name="P2">neste caso por exemplo "Denominação/Título: Zincogravura<text:line-break/>Autor/Produção: Cerdeira<text:line-break/>Datação: 1924<text:line-break/>Dimensões: 16,8 x 8,9 cm<text:line-break/>Nº de Inventário: GI0055<text:line-break/>Descrição: Rubrica “Em flagrante” – Teodoro<text:line-break/>Impressa no jornal “O Ramboia” 27/07/1924<text:line-break/>Proveniência/Incorporação: “O Ramboia”"</text:p>
          <text:p text:style-name="P4">a cena do "impressa..." não fará parte da descrição</text:p>
          <text:p text:style-name="P2">é que em todas as gravuras a cena do impressa aparece sempre depois do descrição <text:span text:style-name="T2">e nunca tem ':'</text:span></text:p>
        </text:list-item>
      </text:list>
      <text:p text:style-name="P3"><text:tab/>então é outro campo mas sem :</text:p>
      <text:p text:style-name="P3"><text:tab/>ficou no related works</text:p>
      <text:p text:style-name="P3"><text:tab/>tipo: impresso em</text:p>
      <text:p text:style-name="P1"/>
      <text:h text:style-name="Heading_20_1" text:outline-level="1">Decisões:</text:h>
      <text:p text:style-name="P1">depois é que foram impressas em 2009</text:p>
      <text:p text:style-name="P1">22:50 <text:span text:style-name="T1">Bruno</text:span>: pois mas impressa não é criada</text:p>
      <text:p text:style-name="P1"> <text:span text:style-name="T3">eu</text:span><text:span text:style-name="T2">: mas nas datas, podemos colocar assim:<text:line-break/>&lt;cdwalite:indexingDatesWrap&gt;<text:line-break/>&lt;cdwalite:indexingDateSet&gt;<text:line-break/>&lt;cdwalite:dateQualifier&gt;<text:line-break/>Impressa<text:line-break/>&lt;/cdwalite:dateQualifier&gt;<text:line-break/>&lt;cdwalite:earliestDate&gt;<text:line-break/>2009&lt;/cdwalite:earliestDate&gt;<text:line-break/>&lt;/cdwalite:indexingDatesSet&gt;<text:line-break/>&lt;cdwalite:indexingDatesSet&gt;<text:line-break/>cdwalite:indexingDateSet&gt;<text:line-break/>&lt;cdwalite:dateQualifier&gt;<text:line-break/></text:span><text:soft-page-break/><text:span text:style-name="T2">Tirada<text:line-break/>&lt;/cdwalite:dateQualifier&gt;<text:line-break/>&lt;cdwalite:earliestDate&gt;<text:line-break/>1966<text:line-break/>&lt;/cdwalite:earliestDate&gt;<text:line-break/>&lt;/cdwalite:indexingDatesSet&gt;<text:line-break/>&lt;cdwalite:indexingDatesSet&gt;<text:line-break/>&lt;/cdwalite:indexingDatesWrap&gt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9T14:24:30</meta:creation-date>
    <meta:editing-duration>PT23M43S</meta:editing-duration>
    <meta:editing-cycles>2</meta:editing-cycles>
    <meta:generator>LibreOffice/3.4$Unix LibreOffice_project/340m1$Build-402</meta:generator>
    <meta:initial-creator>miguel </meta:initial-creator>
    <meta:document-statistic meta:table-count="0" meta:image-count="0" meta:object-count="0" meta:page-count="3" meta:paragraph-count="35" meta:word-count="697" meta:character-count="4354" meta:non-whitespace-character-count="3714"/>
    <dc:date>2012-02-09T16:29:00</dc:date>
    <dc:creator>miguel </dc:creator>
  </office:meta>
</office:document-meta>
</file>